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MUtils.toDOM( OMElement element , Document doc , boolean deepN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MUtils.toDOM( OMElement element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MUtils.toDOM( OM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MUtils.toOM( 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MUtils.toOM( Element src , OMFactory o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MUtils.injectNamespaces( OMElement omElement , Map &lt; String , String &gt; n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MUtils.toOM( Element src , OMFactory omf , OMContainer par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OMUtils.getTextAsQName( OMElement el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MUtils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MUtils.buildNScontext( NSContext nscontext , OM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